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 mathvariant="italic">cal</mi>
            <mi/>
            <mrow>
              <mi mathvariant="italic">res</mi>
              <mo stretchy="false">=</mo>
              <mrow>
                <mo stretchy="false">∫</mo>
                <mrow>
                  <mi>x</mi>
                  <msup>
                    <mi>e</mi>
                    <mrow>
                      <mn>6x</mn>
                    </mrow>
                  </msup>
                </mrow>
              </mrow>
            </mrow>
            <mi mathvariant="italic">dx</mi>
          </mrow>
        </mtd>
      </mtr>
      <mtr>
        <mtd>
          <mrow/>
        </mtd>
      </mtr>
      <mtr>
        <mtd>
          <mrow>
            <mi mathvariant="italic">use</mi>
          </mrow>
        </mtd>
      </mtr>
      <mtr>
        <mtd>
          <mrow>
            <mrow>
              <mo stretchy="false">∫</mo>
              <mi>u</mi>
            </mrow>
            <mrow>
              <mi mathvariant="italic">dv</mi>
              <mo stretchy="false">=</mo>
              <mrow>
                <mi mathvariant="italic">uv</mi>
                <mo stretchy="false">−</mo>
                <mrow>
                  <mo stretchy="false">∫</mo>
                  <mi mathvariant="italic">du</mi>
                </mrow>
              </mrow>
            </mrow>
            <mi>v</mi>
          </mrow>
        </mtd>
      </mtr>
      <mtr>
        <mtd>
          <mrow>
            <mrow>
              <mo stretchy="false">∫</mo>
              <mi mathvariant="italic">du</mi>
            </mrow>
            <mrow>
              <mi>v</mi>
              <mo stretchy="false">=</mo>
              <mrow>
                <mi mathvariant="italic">uv</mi>
                <mo stretchy="false">−</mo>
                <mrow>
                  <mo stretchy="false">∫</mo>
                  <mi>u</mi>
                </mrow>
              </mrow>
            </mrow>
            <mi mathvariant="italic">dv</mi>
          </mrow>
        </mtd>
      </mtr>
      <mtr>
        <mtd>
          <mrow/>
        </mtd>
      </mtr>
      <mtr>
        <mtd>
          <mrow>
            <mi mathvariant="italic">we</mi>
            <mi mathvariant="italic">will</mi>
            <mi mathvariant="italic">use</mi>
            <mi mathvariant="italic">the</mi>
            <mi mathvariant="italic">second</mi>
            <mi mathvariant="italic">formula</mi>
          </mrow>
        </mtd>
      </mtr>
      <mtr>
        <mtd>
          <mrow>
            <mrow>
              <mi>u</mi>
              <mo stretchy="false">=</mo>
              <mi>x</mi>
            </mrow>
            <mi/>
            <mrow>
              <mi mathvariant="italic">dv</mi>
              <mo stretchy="false">=</mo>
              <msup>
                <mi>e</mi>
                <mrow>
                  <mn>6x</mn>
                </mrow>
              </msup>
            </mrow>
          </mrow>
        </mtd>
      </mtr>
      <mtr>
        <mtd>
          <mrow>
            <mrow>
              <mi mathvariant="italic">du</mi>
              <mo stretchy="false">=</mo>
              <mn>1</mn>
            </mrow>
            <mi/>
            <mrow>
              <mi>v</mi>
              <mo stretchy="false">=</mo>
              <mfrac>
                <mn>1</mn>
                <mn>6</mn>
              </mfrac>
            </mrow>
            <msup>
              <mi>e</mi>
              <mrow>
                <mn>6x</mn>
              </mrow>
            </msup>
          </mrow>
        </mtd>
      </mtr>
      <mtr>
        <mtd>
          <mrow/>
        </mtd>
      </mtr>
      <mtr>
        <mtd>
          <mrow>
            <mi mathvariant="italic">so</mi>
          </mrow>
        </mtd>
      </mtr>
      <mtr>
        <mtd>
          <mrow>
            <mrow>
              <mi mathvariant="italic">res</mi>
              <mo stretchy="false">=</mo>
              <mrow>
                <mo stretchy="false">∫</mo>
                <mi>u</mi>
              </mrow>
            </mrow>
            <mi/>
            <mfrac>
              <mn>1</mn>
              <mn>6</mn>
            </mfrac>
            <msup>
              <mi>e</mi>
              <mrow>
                <mn>6x</mn>
              </mrow>
            </msup>
            <mi mathvariant="italic">dx</mi>
            <mi mathvariant="italic">iin</mi>
            <mi mathvariant="italic">form</mi>
            <mi mathvariant="italic">of</mi>
            <mrow>
              <mo stretchy="false">∫</mo>
              <mi>u</mi>
            </mrow>
            <mi mathvariant="italic">dv</mi>
          </mrow>
        </mtd>
      </mtr>
      <mtr>
        <mtd>
          <mrow>
            <mrow>
              <mi mathvariant="italic">res</mi>
              <mo stretchy="false">=</mo>
              <mi>x</mi>
            </mrow>
            <mi/>
            <mfrac>
              <mn>1</mn>
              <mn>6</mn>
            </mfrac>
            <mrow>
              <msup>
                <mi>e</mi>
                <mrow>
                  <mn>6x</mn>
                </mrow>
              </msup>
              <mo stretchy="false">−</mo>
              <mrow>
                <mo stretchy="false">∫</mo>
                <mrow>
                  <mfrac>
                    <mn>1</mn>
                    <mn>6</mn>
                  </mfrac>
                  <msup>
                    <mi>e</mi>
                    <mrow>
                      <mn>6x</mn>
                    </mrow>
                  </msup>
                  <mi mathvariant="italic">dx</mi>
                </mrow>
              </mrow>
            </mrow>
          </mrow>
        </mtd>
      </mtr>
      <mtr>
        <mtd>
          <mrow>
            <mrow>
              <mi mathvariant="italic">res</mi>
              <mo stretchy="false">=</mo>
              <mfrac>
                <mi>x</mi>
                <mn>6</mn>
              </mfrac>
            </mrow>
            <mrow>
              <msup>
                <mi>e</mi>
                <mn>6x</mn>
              </msup>
              <mo stretchy="false">−</mo>
              <mfrac>
                <mn>1</mn>
                <mn>36</mn>
              </mfrac>
            </mrow>
            <mrow>
              <msup>
                <mi>e</mi>
                <mn>6x</mn>
              </msup>
              <mo stretchy="false">+</mo>
              <msup>
                <mi>c</mi>
                <mi mathvariant="italic">st</mi>
              </msup>
            </mrow>
          </mrow>
        </mtd>
      </mtr>
    </mtable>
    <annotation encoding="StarMath 5.0">cal ~~~~res = int {x e sup {6x} } dx newline
newline
use newline 
int u dv = uv - int du v newline
int du v = uv - int u dv newline
newline
we will use the second formula newline 
u = x ~~~~dv = e sup {6x} newline
du = 1~~~~ v = 1 over 6 e sup {6x} newline
newline so newline res = int u ~1 over 6 e sup {6x} dx iin form of int u dv
newline res = x ~ 1 over 6 e sup {6x} - int {1 over 6 e sup {6x} dx} newline
res = x over 6 e sup 6x - 1 over 36 e sup 6x + c sup s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1:01:06</meta:creation-date>
    <meta:generator>LibreOffice/3.5$Linux_x86 LibreOffice_project/350m1$Build-2</meta:generator>
  </office:meta>
</office:document-meta>
</file>